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444444" style:font-name="Verdana" fo:font-size="9.75pt"/>
    </style:style>
    <style:style style:name="P2" style:family="paragraph" style:parent-style-name="Heading_20_3">
      <style:text-properties fo:color="#444444" style:font-name="Verdana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4">
      <style:paragraph-properties fo:margin-top="0in" fo:margin-bottom="0in" loext:contextual-spacing="false"/>
    </style:style>
    <style:style style:name="P16" style:family="paragraph" style:parent-style-name="Text_20_body" style:list-style-name="L5">
      <style:paragraph-properties fo:margin-top="0in" fo:margin-bottom="0in" loext:contextual-spacing="false"/>
    </style:style>
    <style:style style:name="P17" style:family="paragraph" style:parent-style-name="Text_20_body" style:list-style-name="L6">
      <style:paragraph-properties fo:margin-top="0in" fo:margin-bottom="0in" loext:contextual-spacing="false"/>
    </style:style>
    <style:style style:name="P18" style:family="paragraph" style:parent-style-name="Text_20_body" style:list-style-name="L8">
      <style:paragraph-properties fo:margin-top="0in" fo:margin-bottom="0in" loext:contextual-spacing="false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444444" style:font-name="Verdana" fo:font-size="9.75pt"/>
    </style:style>
    <style:style style:name="T2" style:family="text">
      <style:text-properties fo:color="#3399ff" style:text-line-through-style="none" style:text-line-through-type="none" style:font-name="Verdana" fo:font-size="9.75pt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parations</text:h>
      <text:list xml:id="list154799158" text:style-name="L1">
        <text:list-item>
          <text:p text:style-name="P13">On Ubuntu, make sure several required packages are installed: <text:span text:style-name="Source_20_Text">sudo apt-get install avr-libc avrdude binutils-avr gcc-avr srecord</text:span> optionally throw in <text:span text:style-name="Source_20_Text">gdb-avr simulavr</text:span> for debug and simulation. </text:p>
        </text:list-item>
        <text:list-item>
          <text:p text:style-name="P13">I started to create a directory in which all my ATtiny projects find a home: <text:span text:style-name="Source_20_Text">mkdir ~/attiny: cd ~/attiny</text:span> </text:p>
        </text:list-item>
        <text:list-item>
          <text:p text:style-name="P3">For each project I create a dedicated subfolder (and I don't mind long names): <text:span text:style-name="Source_20_Text">mkdir waveShare4digit8segmentDisplay; cd waveShare4digit8segmentDisplay</text:span> </text:p>
        </text:list-item>
      </text:list>
      <text:h text:style-name="Heading_20_1" text:outline-level="1">Create source</text:h>
      <text:list xml:id="list2979482484" text:style-name="L2">
        <text:list-item>
          <text:p text:style-name="P4">Edit the source file with your favorite text editor: <text:span text:style-name="Source_20_Text">vi project.cpp</text:span> </text:p>
        </text:list-item>
      </text:list>
      <text:h text:style-name="Heading_20_1" text:outline-level="1">Settings</text:h>
      <text:p text:style-name="Text_20_body">The commands below heavily rely on environment variables, to keep maintenance easy.</text:p>
      <text:list xml:id="list1482640182" text:style-name="L3">
        <text:list-item>
          <text:p text:style-name="P14">The base name of the files used/created: <text:span text:style-name="Source_20_Text">src=project</text:span> </text:p>
        </text:list-item>
        <text:list-item>
          <text:p text:style-name="P5">Common compiler flags: <text:span text:style-name="Source_20_Text">cflags="-g -DF_CPU=${avrFreq} -Wall -Os - Werror -Wextra"</text:span> </text:p>
        </text:list-item>
      </text:list>
      <text:p text:style-name="Text_20_body">The variables below may need to be changed depending on the exact programmer you use. Refer to the <text:span text:style-name="Source_20_Text">man</text:span> pages for details.</text:p>
      <text:list xml:id="list2414806554" text:style-name="L4">
        <text:list-item>
          <text:p text:style-name="P15"><text:span text:style-name="Source_20_Text">baud=19200</text:span> The baudrate your programmer communicates at with the PC: </text:p>
        </text:list-item>
        <text:list-item>
          <text:p text:style-name="P15"><text:span text:style-name="Source_20_Text">programmerDev=/dev/ttyUSB003</text:span> The device name where your programmer is located. Check <text:span text:style-name="Source_20_Text">dmesg</text:span> output for details. </text:p>
        </text:list-item>
        <text:list-item>
          <text:p text:style-name="P6"><text:span text:style-name="Source_20_Text">programmerType=avrisp</text:span> This may be different for your exact programmer. </text:p>
        </text:list-item>
      </text:list>
      <text:p text:style-name="Text_20_body">The variables below depend on the exact controller you want to program:</text:p>
      <text:list xml:id="list3437178290" text:style-name="L5">
        <text:list-item>
          <text:p text:style-name="P16"><text:span text:style-name="Source_20_Text">avrType=attiny2313</text:span> Check <text:span text:style-name="Source_20_Text">avrdude -c $programmerType</text:span> for supported devices. </text:p>
        </text:list-item>
        <text:list-item>
          <text:p text:style-name="P7"><text:span text:style-name="Source_20_Text">avrFreq=1000000</text:span> Check the controller's datasheet for default clock. </text:p>
        </text:list-item>
      </text:list>
      <text:h text:style-name="Heading_20_1" text:outline-level="1">Compile</text:h>
      <text:list xml:id="list10947970" text:style-name="L6">
        <text:list-item>
          <text:p text:style-name="P17">First step is to create an object file: <text:span text:style-name="Source_20_Text">avr-gcc ${cflags) -mmcu=${avrType) -Wa,-ahlmns=${src).lst -c -o ${src).o ${src).cpp</text:span> </text:p>
        </text:list-item>
        <text:list-item>
          <text:p text:style-name="P17">Second step is to create an ELF file: <text:span text:style-name="Source_20_Text">avr-gcc ${cflags) -mmcu=${avrType) -o ${src).elf ${src).o</text:span> </text:p>
        </text:list-item>
        <text:list-item>
          <text:p text:style-name="P8"><text:soft-page-break/>Third step is to create an Intel Hex file, this is the file that is actually sent to the programmer: <text:span text:style-name="Source_20_Text">avr-objcopy -j .text -j .data -O ihex ${src).elf ${src).flash.hex</text:span> </text:p>
        </text:list-item>
      </text:list>
      <text:h text:style-name="Heading_20_1" text:outline-level="1">Programming</text:h>
      <text:list xml:id="list856137023" text:style-name="L7">
        <text:list-item>
          <text:p text:style-name="P9">Final step is to program the device: <text:span text:style-name="Source_20_Text">avrdude -p${avrType} -c${programmerType} -P${programmerDev} -b${baud} -v -U flash:w:${src}.flash.hex</text:span> </text:p>
        </text:list-item>
      </text:list>
      <text:h text:style-name="Heading_20_1" text:outline-level="1">Makefile</text:h>
      <text:p text:style-name="Text_20_body">As an alternative to remembering the commands, I cooked up a makefile to my personal liking, you can save it under the name <text:span text:style-name="Source_20_Text">Makefile</text:span> (mind the capital <text:span text:style-name="Source_20_Text">M</text:span>). It works as follows:</text:p>
      <text:list xml:id="list3218469312" text:style-name="L8">
        <text:list-item>
          <text:p text:style-name="P18"><text:span text:style-name="Source_20_Text">make makefile</text:span> Edit the makefile; </text:p>
        </text:list-item>
        <text:list-item>
          <text:p text:style-name="P18"><text:span text:style-name="Source_20_Text">make edit</text:span> Edit the source file; </text:p>
        </text:list-item>
        <text:list-item>
          <text:p text:style-name="P18"><text:span text:style-name="Source_20_Text">make flash</text:span> Program the device's flash memory; </text:p>
        </text:list-item>
        <text:list-item>
          <text:p text:style-name="P10"><text:span text:style-name="Source_20_Text">make help</text:span> List other commands. </text:p>
        </text:list-item>
      </text:list>
      <text:p text:style-name="Text_20_body">Here is the makefile:</text:p>
      <text:p text:style-name="Preformatted_20_Text"><text:span text:style-name="Source_20_Text">baud=19200</text:span></text:p>
      <text:p text:style-name="Preformatted_20_Text"><text:span text:style-name="Source_20_Text">src=project</text:span></text:p>
      <text:p text:style-name="Preformatted_20_Text"><text:span text:style-name="Source_20_Text">avrType=attiny2313</text:span></text:p>
      <text:p text:style-name="Preformatted_20_Text"><text:span text:style-name="Source_20_Text">avrFreq=4000000 # 4MHz for accurate baudrate timing</text:span></text:p>
      <text:p text:style-name="Preformatted_20_Text"><text:span text:style-name="Source_20_Text">programmerDev=/dev/ttyUSB003</text:span></text:p>
      <text:p text:style-name="Preformatted_20_Text"><text:span text:style-name="Source_20_Text">programmerType=arduino</text:span></text:p>
      <text:p text:style-name="Preformatted_20_Text"/>
      <text:p text:style-name="Preformatted_20_Text"><text:span text:style-name="Source_20_Text">cflags=-g -DF_CPU=$(avrFreq) -Wall -Os -Werror -Wextra</text:span></text:p>
      <text:p text:style-name="Preformatted_20_Text"/>
      <text:p text:style-name="Preformatted_20_Text"><text:span text:style-name="Source_20_Text">memoryTypes=calibration eeprom efuse flash fuse hfuse lfuse lock signature application apptable boot prodsig usersig</text:span></text:p>
      <text:p text:style-name="Preformatted_20_Text"/>
      <text:p text:style-name="Preformatted_20_Text"><text:span text:style-name="Source_20_Text">.PHONY: backup clean disassemble dumpelf edit eeprom elf flash fuses help hex makefile object program</text:span></text:p>
      <text:p text:style-name="Preformatted_20_Text"/>
      <text:p text:style-name="Preformatted_20_Text"><text:span text:style-name="Source_20_Text">help:</text:span></text:p>
      <text:p text:style-name="Preformatted_20_Text"><text:span text:style-name="Source_20_Text"><text:s text:c="4"/>@echo 'backup <text:s text:c="6"/>Read all known memory types from controller and write it into a file. Available memory types: $(memoryTypes)'</text:span></text:p>
      <text:p text:style-name="Preformatted_20_Text"><text:span text:style-name="Source_20_Text"><text:s text:c="4"/>@echo 'clean <text:s text:c="7"/>Delete automatically created files.'</text:span></text:p>
      <text:p text:style-name="Preformatted_20_Text"><text:span text:style-name="Source_20_Text"><text:s text:c="4"/>@echo 'disassemble <text:s/>Compile source code, then disassemble object file to mnemonics.'</text:span></text:p>
      <text:p text:style-name="Preformatted_20_Text"><text:span text:style-name="Source_20_Text"><text:s text:c="4"/>@echo 'dumpelf <text:s text:c="5"/>Dump the contents of the .elf file. Useful for information purposes only.'</text:span></text:p>
      <text:p text:style-name="Preformatted_20_Text"><text:span text:style-name="Source_20_Text"><text:s text:c="4"/>@echo 'edit <text:s text:c="4"/>Edit the .cpp source file.'</text:span></text:p>
      <text:p text:style-name="Preformatted_20_Text"><text:span text:style-name="Source_20_Text"><text:s text:c="4"/>@echo 'eeprom <text:s text:c="6"/>Extract EEPROM data from .elf file and program the device with it.'</text:span></text:p>
      <text:p text:style-name="Preformatted_20_Text"><text:span text:style-name="Source_20_Text"><text:s text:c="4"/>@echo 'elf <text:s text:c="5"/>Create $(src).elf'</text:span></text:p>
      <text:p text:style-name="Preformatted_20_Text"><text:span text:style-name="Source_20_Text"><text:s text:c="4"/>@echo 'flash <text:s text:c="7"/>Program $(src).hex to controller flash memory.'</text:span></text:p>
      <text:p text:style-name="Preformatted_20_Text"><text:span text:style-name="Source_20_Text"><text:s text:c="4"/>@echo 'fuses <text:s text:c="7"/>Extract FUSES data from .elf file and program the device with it.'</text:span></text:p>
      <text:p text:style-name="Preformatted_20_Text"><text:span text:style-name="Source_20_Text"><text:s text:c="4"/>@echo 'help <text:s text:c="4"/>Show this text.'</text:span></text:p>
      <text:p text:style-name="Preformatted_20_Text"><text:span text:style-name="Source_20_Text"><text:s text:c="4"/>@echo 'hex <text:s text:c="5"/>Create all hex files for flash, eeprom and fuses.'</text:span></text:p>
      <text:p text:style-name="Preformatted_20_Text"><text:span text:style-name="Source_20_Text"><text:s text:c="4"/>@echo 'object <text:s text:c="6"/>Create $(src).o'</text:span></text:p>
      <text:p text:style-name="Preformatted_20_Text"><text:soft-page-break/><text:span text:style-name="Source_20_Text"><text:s text:c="4"/>@echo 'program <text:s text:c="5"/>Do all programming to controller.'</text:span></text:p>
      <text:p text:style-name="Preformatted_20_Text"/>
      <text:p text:style-name="Preformatted_20_Text"><text:span text:style-name="Source_20_Text">edit:</text:span></text:p>
      <text:p text:style-name="Preformatted_20_Text"><text:span text:style-name="Source_20_Text"><text:s text:c="4"/>vi $(src).cpp</text:span></text:p>
      <text:p text:style-name="Preformatted_20_Text"/>
      <text:p text:style-name="Preformatted_20_Text"><text:span text:style-name="Source_20_Text">makefile:</text:span></text:p>
      <text:p text:style-name="Preformatted_20_Text"><text:span text:style-name="Source_20_Text"><text:s text:c="4"/>vi Makefile</text:span></text:p>
      <text:p text:style-name="Preformatted_20_Text"/>
      <text:p text:style-name="Preformatted_20_Text"><text:span text:style-name="Source_20_Text">#all: object elf hex</text:span></text:p>
      <text:p text:style-name="Preformatted_20_Text"/>
      <text:p text:style-name="Preformatted_20_Text"><text:span text:style-name="Source_20_Text">clean: </text:span></text:p>
      <text:p text:style-name="Preformatted_20_Text"><text:span text:style-name="Source_20_Text"><text:s text:c="4"/>rm $(src).elf $(src).eeprom.hex $(src).fuses.hex $(src).lfuse.hex $(src).hfuse.hex $(src).efuse.hex $(src).flash.hex $(src).o</text:span></text:p>
      <text:p text:style-name="Preformatted_20_Text"><text:span text:style-name="Source_20_Text"><text:s text:c="4"/>date</text:span></text:p>
      <text:p text:style-name="Preformatted_20_Text"/>
      <text:p text:style-name="Preformatted_20_Text"><text:span text:style-name="Source_20_Text">object:</text:span></text:p>
      <text:p text:style-name="Preformatted_20_Text"><text:span text:style-name="Source_20_Text"><text:s text:c="4"/>avr-gcc $(cflags) -mmcu=$(avrType) -Wa,-ahlmns=$(src).lst -c -o $(src).o $(src).cpp </text:span></text:p>
      <text:p text:style-name="Preformatted_20_Text"/>
      <text:p text:style-name="Preformatted_20_Text"><text:span text:style-name="Source_20_Text">elf: object</text:span></text:p>
      <text:p text:style-name="Preformatted_20_Text"><text:span text:style-name="Source_20_Text"><text:s text:c="4"/>avr-gcc $(cflags) -mmcu=$(avrType) -o $(src).elf $(src).o</text:span></text:p>
      <text:p text:style-name="Preformatted_20_Text"><text:span text:style-name="Source_20_Text"><text:s text:c="4"/>chmod a-x $(src).elf 2&gt;&amp;1</text:span></text:p>
      <text:p text:style-name="Preformatted_20_Text"/>
      <text:p text:style-name="Preformatted_20_Text"><text:span text:style-name="Source_20_Text">hex: <text:s text:c="3"/>elf</text:span></text:p>
      <text:p text:style-name="Preformatted_20_Text"><text:span text:style-name="Source_20_Text"><text:s text:c="4"/>avr-objcopy -j .text -j .data -O ihex $(src).elf $(src).flash.hex</text:span></text:p>
      <text:p text:style-name="Preformatted_20_Text"><text:span text:style-name="Source_20_Text"><text:s text:c="4"/>avr-objcopy -j .eeprom --set-section-flags=.eeprom="alloc,load" --change-section-lma .eeprom=0 -O ihex $(src).elf $(src).eeprom.hex</text:span></text:p>
      <text:p text:style-name="Preformatted_20_Text"><text:span text:style-name="Source_20_Text"><text:s text:c="4"/>avr-objcopy -j .fuse -O ihex $(src).elf $(src).fuses.hex --change-section-lma .fuse=0</text:span></text:p>
      <text:p text:style-name="Preformatted_20_Text"><text:span text:style-name="Source_20_Text"><text:s text:c="4"/>srec_cat $(src).fuses.hex -Intel -crop 0x00 0x01 -offset <text:s/>0x00 -O $(src).lfuse.hex -Intel</text:span></text:p>
      <text:p text:style-name="Preformatted_20_Text"><text:span text:style-name="Source_20_Text"><text:s text:c="4"/>srec_cat $(src).fuses.hex -Intel -crop 0x01 0x02 -offset -0x01 -O $(src).hfuse.hex -Intel</text:span></text:p>
      <text:p text:style-name="Preformatted_20_Text"><text:span text:style-name="Source_20_Text"><text:s text:c="4"/>srec_cat $(src).fuses.hex -Intel -crop 0x02 0x03 -offset -0x02 -O $(src).efuse.hex -Intel</text:span></text:p>
      <text:p text:style-name="Preformatted_20_Text"/>
      <text:p text:style-name="Preformatted_20_Text"><text:span text:style-name="Source_20_Text">disassemble: elf</text:span></text:p>
      <text:p text:style-name="Preformatted_20_Text"><text:span text:style-name="Source_20_Text"><text:s text:c="4"/>avr-objdump -s -j .fuse $(src).elf</text:span></text:p>
      <text:p text:style-name="Preformatted_20_Text"><text:span text:style-name="Source_20_Text"><text:s text:c="4"/>avr-objdump -C -d $(src).elf 2&gt;&amp;1</text:span></text:p>
      <text:p text:style-name="Preformatted_20_Text"/>
      <text:p text:style-name="Preformatted_20_Text"><text:span text:style-name="Source_20_Text">eeprom: hex</text:span></text:p>
      <text:p text:style-name="Preformatted_20_Text"><text:span text:style-name="Source_20_Text"><text:s text:c="4"/>#avrdude -p$(avrType) -c$(programmerType) -P$(programmerDev) -b$(baud) -v -U eeprom:w:$(src).eeprom.hex</text:span></text:p>
      <text:p text:style-name="Preformatted_20_Text"><text:span text:style-name="Source_20_Text"><text:s text:c="4"/>date</text:span></text:p>
      <text:p text:style-name="Preformatted_20_Text"/>
      <text:p text:style-name="Preformatted_20_Text"><text:span text:style-name="Source_20_Text">fuses: hex</text:span></text:p>
      <text:p text:style-name="Preformatted_20_Text"><text:span text:style-name="Source_20_Text"><text:s text:c="4"/>avrdude -p$(avrType) -c$(programmerType) -P$(programmerDev) -b$(baud) -v -U lfuse:w:$(src).lfuse.hex</text:span></text:p>
      <text:p text:style-name="Preformatted_20_Text"><text:span text:style-name="Source_20_Text"><text:s text:c="4"/>#avrdude -p$(avrType) -c$(programmerType) -P$(programmerDev) -b$(baud) -v -U hfuse:w:$(src).hfuse.hex</text:span></text:p>
      <text:p text:style-name="Preformatted_20_Text"><text:span text:style-name="Source_20_Text"><text:s text:c="4"/>#avrdude -p$(avrType) -c$(programmerType) -P$(programmerDev) -b$(baud) -v -U efuse:w:$(src).efuse.hex</text:span></text:p>
      <text:p text:style-name="Preformatted_20_Text"><text:span text:style-name="Source_20_Text"><text:s text:c="4"/>date</text:span></text:p>
      <text:p text:style-name="Preformatted_20_Text"/>
      <text:p text:style-name="Preformatted_20_Text"><text:span text:style-name="Source_20_Text">dumpelf: elf</text:span></text:p>
      <text:p text:style-name="Preformatted_20_Text"><text:span text:style-name="Source_20_Text"><text:s text:c="4"/>avr-objdump -s -h $(src).elf</text:span></text:p>
      <text:p text:style-name="Preformatted_20_Text"/>
      <text:p text:style-name="Preformatted_20_Text"><text:span text:style-name="Source_20_Text">program: flash eeprom fuses</text:span></text:p>
      <text:p text:style-name="Preformatted_20_Text"/>
      <text:p text:style-name="Preformatted_20_Text"><text:span text:style-name="Source_20_Text">flash: hex</text:span></text:p>
      <text:p text:style-name="Preformatted_20_Text"><text:span text:style-name="Source_20_Text"><text:s text:c="4"/>avrdude -p$(avrType) -c$(programmerType) -P$(programmerDev) -b$(baud) -v -U flash:w:$(src).flash.hex</text:span></text:p>
      <text:p text:style-name="Preformatted_20_Text"><text:span text:style-name="Source_20_Text"><text:s text:c="4"/>date</text:span></text:p>
      <text:p text:style-name="Preformatted_20_Text"/>
      <text:p text:style-name="Preformatted_20_Text"><text:soft-page-break/><text:span text:style-name="Source_20_Text">backup:</text:span></text:p>
      <text:p text:style-name="Preformatted_20_Text"><text:span text:style-name="Source_20_Text"><text:s text:c="4"/>@for memory in $(memoryTypes); do \</text:span></text:p>
      <text:p text:style-name="Preformatted_20_Text"><text:span text:style-name="Source_20_Text"><text:s text:c="8"/>avrdude -p $(avrType) -c$(programmerType) -P$(programmerDev) -b$(baud) -v -U $$memory:r:./$(avrType).$$memory.hex:i; \</text:span></text:p>
      <text:p text:style-name="P19"><text:span text:style-name="Source_20_Text"><text:s text:c="4"/>done</text:span></text:p>
      <text:p text:style-name="Text_20_body">It may be seem necessary to run <text:span text:style-name="Source_20_Text">avrdude</text:span> as <text:span text:style-name="Source_20_Text">root</text:span>, if that happens it <text:span text:style-name="Strong_20_Emphasis">justifies a question in its own</text:span>. It can be solved with <text:span text:style-name="Source_20_Text">udev</text:span> but requires a bit specific information from how the programmer is recognized by the operating system.</text:p>
      <text:h text:style-name="Heading_20_1" text:outline-level="1">Hello World</text:h>
      <text:p text:style-name="Text_20_body">Let me throw in an 'Hello World' that makes a controller pin 2 (PB3) (eg. ATtiny13, ATtiny45, ATtiny85) toggle at 1Hz. Attach an LED and series resistor to the pin and the LED should start to blink.</text:p>
      <text:list xml:id="list4083176194" text:style-name="L9">
        <text:list-item>
          <text:p text:style-name="P11">make edit </text:p>
        </text:list-item>
      </text:list>
      <text:p text:style-name="Text_20_body"><text:span text:style-name="Source_20_Text">i</text:span></text:p>
      <text:p text:style-name="Preformatted_20_Text"><text:span text:style-name="Source_20_Text">#include &lt;avr/io.h&gt;</text:span></text:p>
      <text:p text:style-name="Preformatted_20_Text"><text:span text:style-name="Source_20_Text">#include &lt;util/delay.h&gt;</text:span></text:p>
      <text:p text:style-name="Preformatted_20_Text"/>
      <text:p text:style-name="Preformatted_20_Text"><text:span text:style-name="Source_20_Text">int main(void)</text:span></text:p>
      <text:p text:style-name="Preformatted_20_Text"><text:span text:style-name="Source_20_Text">{</text:span></text:p>
      <text:p text:style-name="Preformatted_20_Text"><text:span text:style-name="Source_20_Text"><text:s text:c="2"/>DDRB = 0x08;</text:span></text:p>
      <text:p text:style-name="Preformatted_20_Text"/>
      <text:p text:style-name="Preformatted_20_Text"><text:span text:style-name="Source_20_Text"><text:s text:c="2"/>while (1) {</text:span></text:p>
      <text:p text:style-name="Preformatted_20_Text"><text:span text:style-name="Source_20_Text"><text:s text:c="4"/>PORTB = 0x00; _delay_ms(500);</text:span></text:p>
      <text:p text:style-name="Preformatted_20_Text"><text:span text:style-name="Source_20_Text"><text:s text:c="4"/>PORTB = 0x08; _delay_ms(500);</text:span></text:p>
      <text:p text:style-name="Preformatted_20_Text"><text:span text:style-name="Source_20_Text"><text:s text:c="2"/>}</text:span></text:p>
      <text:p text:style-name="P19"><text:span text:style-name="Source_20_Text">}</text:span></text:p>
      <text:p text:style-name="Text_20_body"><text:span text:style-name="Source_20_Text">&lt;ESC&gt;:wq</text:span></text:p>
      <text:list xml:id="list2248821033" text:style-name="L10">
        <text:list-item>
          <text:p text:style-name="P12">make flash </text:p>
        </text:list-item>
      </text:list>
      <text:p text:style-name="Text_20_body">Don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4:01:20.648781569</meta:creation-date>
    <meta:editing-duration>PT1M1S</meta:editing-duration>
    <meta:editing-cycles>2</meta:editing-cycles>
    <meta:generator>LibreOffice/5.3.3.2$Linux_X86_64 LibreOffice_project/30m0$Build-2</meta:generator>
    <dc:date>2017-07-04T14:02:19.225633383</dc:date>
    <meta:document-statistic meta:table-count="0" meta:image-count="0" meta:object-count="0" meta:page-count="4" meta:paragraph-count="112" meta:word-count="828" meta:character-count="6137" meta:non-whitespace-character-count="5172"/>
  </office:meta>
</office:document-meta>
</file>